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0F0000000FCEDA7C5B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0cm"/>
          <style:tab-stop style:position="17.002cm" style:type="right"/>
        </style:tab-stops>
      </style:paragraph-properties>
    </style:style>
    <style:style style:name="P2" style:family="paragraph" style:parent-style-name="ISO_20_9000_20_Título_20_Campo">
      <style:paragraph-properties style:snap-to-layout-grid="false"/>
    </style:style>
    <style:style style:name="P3" style:family="paragraph" style:parent-style-name="ISO_20_9000_20_Instruções">
      <style:text-properties fo:color="#000000" style:font-name="Arial" fo:font-style="normal" style:font-style-asian="normal" style:font-name-complex="Arial"/>
    </style:style>
    <style:style style:name="P4" style:family="paragraph" style:parent-style-name="ISO_20_9000_20_Instruções">
      <style:paragraph-properties fo:text-align="start" style:justify-single-word="false"/>
      <style:text-properties fo:color="#000000" style:font-name="Arial" fo:font-style="normal" style:font-style-asian="normal" style:font-name-complex="Arial"/>
    </style:style>
    <style:style style:name="P5" style:family="paragraph" style:parent-style-name="ISO_20_9000_20_Instruções">
      <style:paragraph-properties style:snap-to-layout-grid="false"/>
    </style:style>
    <style:style style:name="P6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7.002cm" style:type="right"/>
        </style:tab-stops>
      </style:paragraph-properties>
      <style:text-properties style:font-name="Arial Narrow" style:font-name-complex="Arial Narrow"/>
    </style:style>
    <style:style style:name="P7" style:family="paragraph" style:parent-style-name="Standard">
      <style:paragraph-properties style:text-autospace="none"/>
    </style:style>
    <style:style style:name="P8" style:family="paragraph" style:parent-style-name="Standard">
      <style:paragraph-properties fo:margin-left="0cm" fo:margin-right="0cm" fo:text-align="justify" style:justify-single-word="false" fo:text-indent="0.699cm" style:auto-text-indent="false" style:text-autospace="none"/>
      <style:text-properties style:font-name="Arial" style:font-name-complex="Arial"/>
    </style:style>
    <style:style style:name="P9" style:family="paragraph" style:parent-style-name="Standard">
      <style:paragraph-properties fo:margin-left="0.699cm" fo:margin-right="0cm" fo:text-align="justify" style:justify-single-word="false" fo:text-indent="0cm" style:auto-text-indent="false" style:text-autospace="none"/>
      <style:text-properties style:font-name="Arial" style:font-name-complex="Arial"/>
    </style:style>
    <style:style style:name="P10" style:family="paragraph" style:parent-style-name="Standard">
      <style:paragraph-properties fo:margin-left="0.699cm" fo:margin-right="0cm" fo:text-align="justify" style:justify-single-word="false" fo:text-indent="0cm" style:auto-text-indent="false" style:text-autospace="none"/>
      <style:text-properties style:font-name="Arial" officeooo:paragraph-rsid="0019ef07" style:font-name-complex="Arial"/>
    </style:style>
    <style:style style:name="P11" style:family="paragraph" style:parent-style-name="Standard">
      <style:paragraph-properties fo:margin-left="0.699cm" fo:margin-right="0cm" fo:text-align="justify" style:justify-single-word="false" fo:text-indent="0cm" style:auto-text-indent="false" style:text-autospace="none"/>
      <style:text-properties style:font-name="Arial" officeooo:paragraph-rsid="001e97f6" style:font-name-complex="Arial"/>
    </style:style>
    <style:style style:name="P12" style:family="paragraph" style:parent-style-name="Standard">
      <style:paragraph-properties fo:margin-left="0.699cm" fo:margin-right="0cm" fo:text-indent="0cm" style:auto-text-indent="false" style:text-autospace="none"/>
      <style:text-properties style:font-name="Arial" style:font-name-complex="Arial"/>
    </style:style>
    <style:style style:name="P13" style:family="paragraph" style:parent-style-name="Heading_20_2">
      <style:paragraph-properties fo:margin-left="0.699cm" fo:margin-right="0cm" fo:text-indent="0cm" style:auto-text-indent="false"/>
    </style:style>
    <style:style style:name="P14" style:family="paragraph" style:parent-style-name="ISO_20_9000_20_Título">
      <style:text-properties fo:color="#000000" fo:language="pt" fo:country="BR" style:language-asian="pt" style:country-asian="BR" style:font-size-complex="14pt"/>
    </style:style>
    <style:style style:name="P15" style:family="paragraph" style:parent-style-name="ISO_20_9000_20_Corpo">
      <style:paragraph-properties fo:margin-left="0.6cm" fo:margin-right="0cm" fo:text-indent="0cm" style:auto-text-indent="false"/>
      <style:text-properties style:font-name-complex="Arial"/>
    </style:style>
    <style:style style:name="P16" style:family="paragraph" style:parent-style-name="Standard">
      <style:paragraph-properties fo:margin-left="0.699cm" fo:margin-right="0cm" fo:text-align="justify" style:justify-single-word="false" fo:text-indent="0cm" style:auto-text-indent="false" style:text-autospace="none"/>
      <style:text-properties style:font-name="Arial" officeooo:rsid="001f4849" officeooo:paragraph-rsid="001f4849" style:font-name-complex="Arial"/>
    </style:style>
    <style:style style:name="P17" style:family="paragraph" style:parent-style-name="Standard">
      <style:paragraph-properties fo:margin-left="0.699cm" fo:margin-right="0cm" fo:text-align="justify" style:justify-single-word="false" fo:text-indent="0cm" style:auto-text-indent="false" style:text-autospace="none"/>
      <style:text-properties style:font-name="Arial" officeooo:rsid="0019ef07" officeooo:paragraph-rsid="001f4849" style:font-name-complex="Arial"/>
    </style:style>
    <style:style style:name="P18" style:family="paragraph" style:parent-style-name="Standard">
      <style:paragraph-properties fo:margin-left="0.699cm" fo:margin-right="0cm" fo:text-align="justify" style:justify-single-word="false" fo:text-indent="0cm" style:auto-text-indent="false" style:text-autospace="none"/>
      <style:text-properties style:font-name="Arial" officeooo:rsid="0019ef07" officeooo:paragraph-rsid="0019ef07" style:font-name-complex="Arial"/>
    </style:style>
    <style:style style:name="P19" style:family="paragraph" style:parent-style-name="Standard">
      <style:paragraph-properties fo:margin-left="0.699cm" fo:margin-right="0cm" fo:text-indent="0cm" style:auto-text-indent="false" style:text-autospace="none"/>
      <style:text-properties style:font-name="Arial" officeooo:rsid="0019ef07" officeooo:paragraph-rsid="0019ef07" style:font-name-complex="Arial"/>
    </style:style>
    <style:style style:name="P20" style:family="paragraph" style:parent-style-name="Standard">
      <style:paragraph-properties fo:margin-left="0.699cm" fo:margin-right="0cm" fo:text-align="justify" style:justify-single-word="false" fo:text-indent="0cm" style:auto-text-indent="false" style:text-autospace="none"/>
      <style:text-properties style:font-name="Arial" officeooo:rsid="001b0dd0" style:font-name-complex="Arial"/>
    </style:style>
    <style:style style:name="P21" style:family="paragraph" style:parent-style-name="Standard">
      <style:paragraph-properties fo:margin-left="0.699cm" fo:margin-right="0cm" fo:text-align="justify" style:justify-single-word="false" fo:text-indent="0cm" style:auto-text-indent="false" style:text-autospace="none"/>
      <style:text-properties style:font-name="Arial" officeooo:rsid="001d0cf6" officeooo:paragraph-rsid="001d0cf6" style:font-name-complex="Arial"/>
    </style:style>
    <style:style style:name="P22" style:family="paragraph" style:parent-style-name="ISO_20_9000_20_Título" style:master-page-name="Standard">
      <style:paragraph-properties style:page-number="auto"/>
      <style:text-properties fo:language="pt" fo:country="BR" style:language-asian="pt" style:country-asian="BR"/>
    </style:style>
    <style:style style:name="P23" style:family="paragraph" style:parent-style-name="ISO_20_9000_20_Título">
      <style:text-properties fo:language="pt" fo:country="BR" officeooo:rsid="0012beb2" officeooo:paragraph-rsid="0012beb2" style:language-asian="pt" style:country-asian="BR"/>
    </style:style>
    <style:style style:name="P24" style:family="paragraph" style:parent-style-name="ISO_20_9000_20_Corpo">
      <style:text-properties officeooo:rsid="0013f006" officeooo:paragraph-rsid="0013f006"/>
    </style:style>
    <style:style style:name="P25" style:family="paragraph" style:parent-style-name="ISO_20_9000_20_Corpo">
      <style:paragraph-properties fo:margin-left="0cm" fo:margin-right="0cm" fo:text-indent="0cm" style:auto-text-indent="false"/>
      <style:text-properties fo:language="pt" fo:country="BR" officeooo:rsid="00166822" style:language-asian="pt" style:country-asian="BR"/>
    </style:style>
    <style:style style:name="P26" style:family="paragraph" style:parent-style-name="ISO_20_9000_20_Nível_20_5">
      <style:paragraph-properties fo:margin-left="0cm" fo:margin-right="0cm" fo:text-indent="0cm" style:auto-text-indent="false"/>
    </style:style>
    <style:style style:name="P27" style:family="paragraph" style:parent-style-name="ISO_20_9000_20_Nível_20_1">
      <style:text-properties officeooo:paragraph-rsid="001f9d54"/>
    </style:style>
    <style:style style:name="P28" style:family="paragraph" style:parent-style-name="ISO_20_9000_20_Nível_20_1">
      <style:paragraph-properties fo:margin-left="0.699cm" fo:margin-right="0cm" fo:text-indent="-0.635cm" style:auto-text-indent="false">
        <style:tab-stops/>
      </style:paragraph-properties>
      <style:text-properties fo:font-size="10pt" style:font-size-asian="10pt" style:font-style-complex="italic" style:font-weight-complex="bold" text:display="none"/>
    </style:style>
    <style:style style:name="P29" style:family="paragraph" style:parent-style-name="ISO_20_9000_20_Nível_20_2">
      <style:paragraph-properties fo:margin-left="-0.635cm" fo:margin-right="0cm" fo:text-indent="0cm" style:auto-text-indent="false"/>
      <style:text-properties officeooo:paragraph-rsid="0014d496"/>
    </style:style>
    <style:style style:name="P30" style:family="paragraph" style:parent-style-name="ISO_20_9000_20_Nível_20_2">
      <style:paragraph-properties fo:margin-left="1.249cm" fo:margin-right="0cm" fo:text-indent="-0.635cm" style:auto-text-indent="false"/>
      <style:text-properties officeooo:paragraph-rsid="001f4f16"/>
    </style:style>
    <style:style style:name="P31" style:family="paragraph" style:parent-style-name="ISO_20_9000_20_Instruções">
      <style:paragraph-properties>
        <style:tab-stops>
          <style:tab-stop style:position="2.752cm" style:type="center"/>
        </style:tab-stops>
      </style:paragraph-properties>
      <style:text-properties fo:color="#000000" style:font-name="Arial" fo:font-style="normal" officeooo:rsid="00112eb7" style:font-style-asian="normal" style:font-name-complex="Arial"/>
    </style:style>
    <style:style style:name="P32" style:family="paragraph" style:parent-style-name="ISO_20_9000_20_Instruções">
      <style:text-properties fo:color="#000000" style:font-name="Arial" fo:language="pt" fo:country="BR" fo:font-style="normal" officeooo:rsid="0012beb2" officeooo:paragraph-rsid="0012beb2" style:language-asian="pt" style:country-asian="BR" style:font-style-asian="normal" style:font-name-complex="Arial" style:font-style-complex="italic"/>
    </style:style>
    <style:style style:name="T1" style:family="text">
      <style:text-properties officeooo:rsid="0012beb2"/>
    </style:style>
    <style:style style:name="T2" style:family="text">
      <style:text-properties fo:font-size="9pt" style:font-size-asian="9pt"/>
    </style:style>
    <style:style style:name="T3" style:family="text">
      <style:text-properties fo:font-size="9pt" style:font-size-asian="9pt" text:display="none"/>
    </style:style>
    <style:style style:name="T4" style:family="text">
      <style:text-properties fo:font-size="9pt" style:font-name-asian="Arial Narrow" style:font-size-asian="9pt"/>
    </style:style>
    <style:style style:name="T5" style:family="text">
      <style:text-properties text:display="none"/>
    </style:style>
    <style:style style:name="T6" style:family="text">
      <style:text-properties officeooo:rsid="0012beb2" text:display="none"/>
    </style:style>
    <style:style style:name="T7" style:family="text">
      <style:text-properties style:font-name="Arial" style:font-name-complex="Arial"/>
    </style:style>
    <style:style style:name="T8" style:family="text">
      <style:text-properties style:font-name="Arial" officeooo:rsid="00185baa" style:font-name-complex="Arial"/>
    </style:style>
    <style:style style:name="T9" style:family="text">
      <style:text-properties officeooo:rsid="00185baa" style:font-name-complex="Arial"/>
    </style:style>
    <style:style style:name="T10" style:family="text">
      <style:text-properties officeooo:rsid="0019ef07"/>
    </style:style>
    <style:style style:name="T11" style:family="text">
      <style:text-properties officeooo:rsid="001e97f6"/>
    </style:style>
    <style:style style:name="T12" style:family="text">
      <style:text-properties officeooo:rsid="001f4f16"/>
    </style:style>
    <style:style style:name="T13" style:family="text">
      <style:text-properties fo:font-style="normal" fo:font-weight="normal" officeooo:rsid="0014d496" style:font-style-asian="normal" style:font-weight-asian="normal"/>
    </style:style>
    <style:style style:name="T14" style:family="text">
      <style:text-properties fo:font-style="normal" fo:font-weight="normal" officeooo:rsid="001f4f16" style:font-style-asian="normal" style:font-weight-asian="normal"/>
    </style:style>
    <style:style style:name="T15" style:family="text">
      <style:text-properties fo:font-style="normal" fo:font-weight="normal" officeooo:rsid="0015851c" style:font-style-asian="normal" style:font-weight-asian="normal" style:font-style-complex="italic" style:font-weight-complex="bold"/>
    </style:style>
    <style:style style:name="T16" style:family="text">
      <style:text-properties fo:font-variant="normal" fo:text-transform="none" fo:font-size="10pt" fo:font-style="normal" fo:font-weight="normal" officeooo:rsid="001f4f16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variant="normal" fo:text-transform="none" fo:font-size="10pt" fo:font-style="normal" fo:font-weight="normal" officeooo:rsid="001f9d54" style:font-size-asian="10pt" style:font-style-asian="normal" style:font-weight-asian="normal" style:font-size-complex="10pt" style:font-style-complex="normal" style:font-weight-complex="normal"/>
    </style:style>
    <style:style style:name="T18" style:family="text"/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D<text:bookmark text:name="_Ref25987450"/>etalhamento de Caso de Uso</text:p>
      <text:p text:style-name="P14"><text:bookmark-start text:name="REQNOAU1U"/><text:span text:style-name="T5">CSU3 C</text:span><text:bookmark-end text:name="REQNOAU1U"/><text:span text:style-name="T6">R</text:span></text:p>
      <text:p text:style-name="P23">Realizar Empréstimo</text:p>
      <text:list xml:id="list2102298869" text:style-name="WW8Num16">
        <text:list-item>
          <text:p text:style-name="ISO_20_9000_20_Nível_20_1">descrição</text:p>
        </text:list-item>
      </text:list>
      <text:p text:style-name="P24">O caso de uso se propõe a realizar o empréstimo e registrar as informações de quem está com a mídia.</text:p>
      <text:list xml:id="list258066177" text:continue-numbering="true" text:style-name="WW8Num16">
        <text:list-item>
          <text:p text:style-name="P27">ReferÊncias</text:p>
          <text:p text:style-name="P27"><text:span text:style-name="T17">Não se aplica.</text:span></text:p>
        </text:list-item>
        <text:list-item>
          <text:p text:style-name="ISO_20_9000_20_Nível_20_1">Atores</text:p>
        </text:list-item>
      </text:list>
      <text:h text:style-name="P26" text:outline-level="5"><text:span text:style-name="T15">Administrador.</text:span></text:h>
      <text:list xml:id="list1215875073" text:continue-numbering="true" text:style-name="WW8Num16">
        <text:list-item>
          <text:p text:style-name="ISO_20_9000_20_Nível_20_1">Pré-condições</text:p>
        </text:list-item>
      </text:list>
      <text:p text:style-name="P25"><text:span text:style-name="T12"><text:tab/>É preciso haver ao menos um membro e uma mídia cadastrados.</text:span></text:p>
      <text:list xml:id="list113293747" text:continue-numbering="true" text:style-name="WW8Num16">
        <text:list-item>
          <text:p text:style-name="ISO_20_9000_20_Nível_20_1">Pós-condições</text:p>
        </text:list-item>
      </text:list>
      <text:p text:style-name="P7"><text:span text:style-name="T8"><text:tab/>Ao final do caso de uso, o terminal torna-se disponível para a execução de qualquer outro caso de uso.</text:span></text:p>
      <text:list xml:id="list393923726" text:continue-numbering="true" text:style-name="WW8Num16">
        <text:list-item>
          <text:p text:style-name="ISO_20_9000_20_Nível_20_1">Fluxo de Eventos</text:p>
        </text:list-item>
      </text:list>
      <text:p text:style-name="P8"/>
      <text:p text:style-name="P8">Deve-se descrever quando o caso de uso tem início e quem executa cada passo</text:p>
      <text:p text:style-name="P13">Fluxo Básico – <text:span text:style-name="T9">Realizar Empréstimo</text:span><text:bookmark-start text:name="_Ref52675187"/><text:bookmark-start text:name="REQO0OT4E"/></text:p>
      <text:p text:style-name="P10"><text:span text:style-name="T10">P1 – </text:span><text:span text:style-name="T11">O ator solicita e</text:span><text:span text:style-name="T10">ditar uma mídia previamente cadastrada</text:span></text:p>
      <text:p text:style-name="P11"><text:span text:style-name="T10">P2 – </text:span><text:span text:style-name="T11">O sistema apresenta as informacoes referentes a midia</text:span></text:p>
      <text:p text:style-name="P11"><text:span text:style-name="T11"><text:s text:c="8"/>O administrador seleciona a opção de </text:span><text:span text:style-name="T10">“Emprestar”</text:span></text:p>
      <text:p text:style-name="P11"><text:span text:style-name="T10">P3 – </text:span><text:span text:style-name="T11">O sistema solicita as informacoes referentes ao emprestimo</text:span></text:p>
      <text:p text:style-name="P16">o administrador informa os dados solicitados</text:p>
      <text:p text:style-name="P17">Escolher um membro previamente cadastrado</text:p>
      <text:p text:style-name="P18">P4 – Preencher o campo com a quantidade de dias </text:p>
      <text:p text:style-name="P18"/>
      <text:p text:style-name="P9"/>
      <text:p text:style-name="P9"/>
      <text:p text:style-name="P9"/>
      <text:p text:style-name="P9">Quando os passos se apresentarem auto-explicativos, a descrição dos mesmos poderá ser opcional e o esquema passo a passo já será suficiente para o entendimento do fluxo de eventos.</text:p>
      <text:p text:style-name="P9">Um passo deverá informar quem é o ator que o inicia, e descrever a ação usando um verbo na terceira pessoa do singular, no tempo Indicativo.</text:p>
      <text:p text:style-name="P9">Fluxos iniciados por atores diferentes devem estar em passos separados.</text:p>
      <text:p text:style-name="P9">Os subfluxos deverão estar contidos no detalhamento quando o sistema apresentar opções, onde não seja possível identificar um único “caminho feliz” e sim mais de um, e o ator tenha que decidir em qual delas deseja entrar.</text:p>
      <text:p text:style-name="P15">Cada fluxo ou subfluxo deverá conter um título que o descreva</text:p>
      <text:p text:style-name="P13"><text:bookmark-end text:name="_Ref52675187"/><text:bookmark-end text:name="REQO0OT4E"/>Fluxos Alternativos </text:p>
      <text:p text:style-name="P19">FA1 – Precisa ser selecionado o membro</text:p>
      <text:p text:style-name="P19"><text:soft-page-break/>FA2 – Precisa ser preenchido a quantidade de dias de empréstimo</text:p>
      <text:p text:style-name="P12"/>
      <text:list xml:id="list1383824565" text:continue-numbering="true" text:style-name="WW8Num16">
        <text:list-item>
          <text:p text:style-name="ISO_20_9000_20_Nível_20_1">Requisitos especiais</text:p>
        </text:list-item>
      </text:list>
      <text:p text:style-name="P20"><text:bookmark-start text:name="REQO0OZPE"/>Não se aplica.</text:p>
      <text:list xml:id="list983054214" text:continue-numbering="true" text:style-name="WW8Num16">
        <text:list-item>
          <text:p text:style-name="ISO_20_9000_20_Nível_20_1"><text:bookmark-end text:name="REQO0OZPE"/>Ponto de extensão</text:p>
        </text:list-item>
      </text:list>
      <text:p text:style-name="P9">Neste item deve-se colocar referência aos casos de uso que esta funcionalidade tem dependência.</text:p>
      <text:list xml:id="list1550056405" text:continue-numbering="true" text:style-name="WW8Num16">
        <text:list-item>
          <text:p text:style-name="ISO_20_9000_20_Nível_20_1">INformações complementares</text:p>
        </text:list-item>
      </text:list>
      <text:p text:style-name="P21">Não se aplica.</text:p>
      <text:list xml:id="list2105041707" text:continue-numbering="true" text:style-name="WW8Num16">
        <text:list-header>
          <text:p text:style-name="P28"><text:bookmark-start text:name="_PictureBullets"/><draw:frame draw:style-name="fr1" draw:name="figuras1" text:anchor-type="as-char" svg:width="0.397cm" svg:height="0.397cm" draw:z-index="0"><draw:image xlink:href="Pictures/100002000000000F0000000FCEDA7C5B.png" xlink:type="simple" xlink:show="embed" xlink:actuate="onLoad"/></draw:frame><text:bookmark-end text:name="_PictureBullets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class="text">
      <style:paragraph-properties fo:margin-top="0.212cm" fo:margin-bottom="0.106cm" style:contextual-spacing="false" style:line-height-at-least="0.423cm" fo:orphans="0" fo:widows="0" fo:keep-with-next="always"/>
      <style:text-properties style:font-name="Arial" fo:font-weight="bold" style:font-weight-asian="bold" style:font-name-complex="Arial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cm" style:contextual-spacing="false" fo:keep-with-next="always"/>
      <style:text-properties style:font-name="Arial" fo:font-style="italic" fo:font-weight="bold" style:font-style-asian="italic" style:font-weight-asian="bold" style:font-name-complex="Arial"/>
    </style:style>
    <style:style style:name="Heading_20_3" style:display-name="Heading 3" style:family="paragraph" style:parent-style-name="Heading_20_1" style:next-style-name="Standard" style:class="text">
      <style:text-properties fo:font-weight="normal" style:font-weight-asian="normal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ISO_20_9000_20_Texto_20_Campo" style:display-name="ISO 9000 Texto Campo" style:family="paragraph">
      <style:paragraph-properties fo:orphans="2" fo:widows="2"/>
      <style:text-properties style:use-window-font-color="true" style:font-name="Arial" fo:font-size="10p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ISO_20_9000_20_Título" style:display-name="ISO 9000 Título" style:family="paragraph">
      <style:paragraph-properties fo:margin-top="0.212cm" fo:margin-bottom="0.212cm" style:contextual-spacing="false" fo:text-align="center" style:justify-single-word="false" fo:orphans="2" fo:widows="2"/>
      <style:text-properties style:use-window-font-color="true" style:font-name="Arial" fo:font-size="14pt" fo:font-weight="bold" style:font-name-asian="Times New Roman" style:font-size-asian="14pt" style:language-asian="zxx" style:country-asian="none" style:font-weight-asian="bold" style:font-name-complex="Arial" style:font-size-complex="10pt" style:language-complex="ar" style:country-complex="SA"/>
    </style:style>
    <style:style style:name="ISO_20_9000_20_Corpo" style:display-name="ISO 9000 Corpo" style:family="paragraph">
      <style:paragraph-properties fo:margin="100%" fo:margin-left="0.75cm" fo:margin-right="0cm" fo:margin-top="0.106cm" fo:margin-bottom="0.106cm" style:contextual-spacing="false" fo:text-align="justify" style:justify-single-word="false" fo:orphans="2" fo:widows="2" fo:text-indent="0cm" style:auto-text-indent="false"/>
      <style:text-properties style:use-window-font-color="true" style:font-name="Arial" fo:font-size="10p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ISO_20_9000_20_Nível_20_5" style:display-name="ISO 9000 Nível 5" style:family="paragraph" style:default-outline-level="5">
      <style:paragraph-properties fo:margin-top="0.106cm" fo:margin-bottom="0.106cm" style:contextual-spacing="false" fo:text-align="justify" style:justify-single-word="false" fo:orphans="2" fo:widows="2"/>
      <style:text-properties style:use-window-font-color="true" style:font-name="Arial" fo:font-size="10p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ISO_20_9000_20_Nível_20_4" style:display-name="ISO 9000 Nível 4" style:family="paragraph" style:default-outline-level="4">
      <style:paragraph-properties fo:margin-top="0.106cm" fo:margin-bottom="0.106cm" style:contextual-spacing="false" fo:text-align="justify" style:justify-single-word="false" fo:orphans="2" fo:widows="2"/>
      <style:text-properties style:use-window-font-color="true" style:font-name="Arial" fo:font-size="10p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ISO_20_9000_20_Nível_20_1" style:display-name="ISO 9000 Nível 1" style:family="paragraph" style:list-style-name="WW8Num16">
      <style:paragraph-properties fo:margin-top="0.423cm" fo:margin-bottom="0cm" style:contextual-spacing="false" fo:orphans="2" fo:widows="2" fo:keep-with-next="always">
        <style:tab-stops>
          <style:tab-stop style:position="0.75cm"/>
        </style:tab-stops>
      </style:paragraph-properties>
      <style:text-properties fo:text-transform="uppercase" style:use-window-font-color="true" style:font-name="Arial" fo:font-size="12pt" fo:font-style="italic" fo:font-weight="bold" style:font-name-asian="Times New Roman" style:font-size-asian="12pt" style:font-style-asian="italic" style:font-weight-asian="bold" style:font-name-complex="Arial" style:font-size-complex="10pt" style:language-complex="ar" style:country-complex="SA"/>
    </style:style>
    <style:style style:name="ISO_20_9000_20_Nível_20_2" style:display-name="ISO 9000 Nível 2" style:family="paragraph" style:default-outline-level="2">
      <style:paragraph-properties fo:margin-top="0.423cm" fo:margin-bottom="0cm" style:contextual-spacing="false" fo:text-align="justify" style:justify-single-word="false" fo:orphans="2" fo:widows="2" fo:keep-with-next="always">
        <style:tab-stops>
          <style:tab-stop style:position="1.752cm"/>
        </style:tab-stops>
      </style:paragraph-properties>
      <style:text-properties style:use-window-font-color="true" style:font-name="Arial" fo:font-size="10pt" fo:font-style="italic" fo:font-weight="bold" style:font-name-asian="Times New Roman" style:font-size-asian="10pt" style:language-asian="zxx" style:country-asian="none" style:font-style-asian="italic" style:font-weight-asian="bold" style:font-name-complex="Arial" style:font-size-complex="10pt" style:language-complex="ar" style:country-complex="SA"/>
    </style:style>
    <style:style style:name="ISO_20_9000_20_Nível_20_3" style:display-name="ISO 9000 Nível 3" style:family="paragraph" style:default-outline-level="3">
      <style:paragraph-properties fo:margin-top="0.106cm" fo:margin-bottom="0.106cm" style:contextual-spacing="false" fo:text-align="justify" style:justify-single-word="false" fo:orphans="2" fo:widows="2"/>
      <style:text-properties style:use-window-font-color="true" style:font-name="Arial" fo:font-size="10p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ISO_20_9000_20_Instruções" style:display-name="ISO 9000 Instruções" style:family="paragraph">
      <style:paragraph-properties fo:text-align="justify" style:justify-single-word="false" fo:orphans="2" fo:widows="2"/>
      <style:text-properties fo:color="#0000ff" style:font-name="Times New Roman" fo:font-size="10pt" fo:font-style="italic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/>
    </style:style>
    <style:style style:name="ISO_20_9000_20_Título_20_Campo" style:display-name="ISO 9000 Título Campo" style:family="paragraph">
      <style:paragraph-properties fo:orphans="2" fo:widows="2"/>
      <style:text-properties style:use-window-font-color="true" style:font-name="Arial" fo:font-size="10pt" fo:font-weight="bold" style:font-name-asian="Times New Roman" style:font-size-asian="10pt" style:language-asian="zxx" style:country-asian="none" style:font-weight-asian="bold" style:font-name-complex="Arial" style:font-size-complex="10pt" style:language-complex="ar" style:country-complex="SA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1" style:family="text">
      <style:text-properties fo:font-weight="bold" style:font-weight-asian="bold"/>
    </style:style>
    <style:style style:name="WW8Num1z2" style:family="text">
      <style:text-properties style:font-name="Arial" fo:font-weight="bold" style:font-name-asian="Times New Roman" style:font-weight-asian="bold" style:font-name-complex="Times New Roman"/>
    </style:style>
    <style:style style:name="WW8Num2z1" style:family="text">
      <style:text-properties style:font-name="Symbol" style:font-name-complex="Symbol"/>
    </style:style>
    <style:style style:name="WW8Num3z0" style:family="text">
      <style:text-properties style:font-name="Arial" fo:font-size="10pt" fo:font-style="normal" fo:font-weight="normal" style:font-size-asian="10pt" style:font-style-asian="normal" style:font-weight-asian="normal" style:font-name-complex="Arial" style:font-size-complex="10pt"/>
    </style:style>
    <style:style style:name="WW8Num4z1" style:family="text">
      <style:text-properties fo:font-weight="bold" style:font-weight-asian="bold"/>
    </style:style>
    <style:style style:name="WW8Num4z2" style:family="text">
      <style:text-properties style:font-name="Arial" fo:font-weight="bold" style:font-name-asian="Times New Roman" style:font-weight-asian="bold" style:font-name-complex="Times New Roman"/>
    </style:style>
    <style:style style:name="WW8Num5z1" style:family="text">
      <style:text-properties fo:font-weight="bold" style:font-weight-asian="bold"/>
    </style:style>
    <style:style style:name="WW8Num5z2" style:family="text">
      <style:text-properties style:font-name="Arial" fo:font-weight="bold" style:font-name-asian="Times New Roman" style:font-weight-asian="bold" style:font-name-complex="Times New Roman"/>
    </style:style>
    <style:style style:name="WW8Num6z1" style:family="text">
      <style:text-properties fo:font-weight="bold" style:font-weight-asian="bold"/>
    </style:style>
    <style:style style:name="WW8Num6z2" style:family="text">
      <style:text-properties style:font-name="Arial" fo:font-weight="bold" style:font-name-asian="Times New Roman" style:font-weight-asian="bold" style:font-name-complex="Times New Roman"/>
    </style:style>
    <style:style style:name="WW8Num7z1" style:family="text">
      <style:text-properties fo:font-weight="bold" style:font-weight-asian="bold"/>
    </style:style>
    <style:style style:name="WW8Num7z2" style:family="text">
      <style:text-properties style:font-name="Arial" fo:font-weight="bold" style:font-name-asian="Times New Roman" style:font-weight-asian="bold" style:font-name-complex="Times New Roman"/>
    </style:style>
    <style:style style:name="WW8Num8z1" style:family="text">
      <style:text-properties fo:font-weight="bold" style:font-weight-asian="bold"/>
    </style:style>
    <style:style style:name="WW8Num8z2" style:family="text">
      <style:text-properties style:font-name="Arial" fo:font-weight="bold" style:font-name-asian="Times New Roman" style:font-weight-asian="bold" style:font-name-complex="Times New Roman"/>
    </style:style>
    <style:style style:name="WW8Num9z1" style:family="text">
      <style:text-properties fo:font-weight="bold" style:font-weight-asian="bold"/>
    </style:style>
    <style:style style:name="WW8Num9z2" style:family="text">
      <style:text-properties style:font-name="Arial" fo:font-weight="bold" style:font-name-asian="Times New Roman" style:font-weight-asian="bold" style:font-name-complex="Times New Roman"/>
    </style:style>
    <style:style style:name="WW8Num10z0" style:family="text">
      <style:text-properties style:font-name="Arial" fo:font-style="normal" fo:font-weight="bold" style:font-style-asian="normal" style:font-weight-asian="bold" style:font-name-complex="Arial"/>
    </style:style>
    <style:style style:name="WW8Num10z1" style:family="text">
      <style:text-properties fo:font-weight="bold" style:font-weight-asian="bold"/>
    </style:style>
    <style:style style:name="WW8Num10z2" style:family="text">
      <style:text-properties style:font-name="Arial" fo:font-style="normal" fo:font-weight="normal" style:font-style-asian="normal" style:font-weight-asian="normal" style:font-name-complex="Arial"/>
    </style:style>
    <style:style style:name="WW8Num11z1" style:family="text">
      <style:text-properties fo:font-weight="bold" style:font-weight-asian="bold"/>
    </style:style>
    <style:style style:name="WW8Num11z2" style:family="text">
      <style:text-properties style:font-name="Arial" fo:font-weight="bold" style:font-name-asian="Times New Roman" style:font-weight-asian="bold" style:font-name-complex="Times New Roman"/>
    </style:style>
    <style:style style:name="WW8Num12z1" style:family="text">
      <style:text-properties fo:font-weight="bold" style:font-weight-asian="bold"/>
    </style:style>
    <style:style style:name="WW8Num12z2" style:family="text">
      <style:text-properties style:font-name="Arial" fo:font-weight="bold" style:font-name-asian="Times New Roman" style:font-weight-asian="bold" style:font-name-complex="Times New Roman"/>
    </style:style>
    <style:style style:name="WW8Num13z1" style:family="text">
      <style:text-properties fo:font-weight="bold" style:font-weight-asian="bold"/>
    </style:style>
    <style:style style:name="WW8Num13z2" style:family="text">
      <style:text-properties style:font-name="Arial" fo:font-weight="bold" style:font-name-asian="Times New Roman" style:font-weight-asian="bold" style:font-name-complex="Times New Roman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fo:font-weight="bold" style:font-weight-asian="bold"/>
    </style:style>
    <style:style style:name="WW8Num14z2" style:family="text">
      <style:text-properties style:font-name="Arial" fo:font-weight="bold" style:font-name-asian="Times New Roman" style:font-weight-asian="bold" style:font-name-complex="Times New Roman"/>
    </style:style>
    <style:style style:name="WW8Num15z0" style:family="text">
      <style:text-properties style:font-name="Symbol" style:font-name-complex="Symbol"/>
    </style:style>
    <style:style style:name="WW8Num18z1" style:family="text">
      <style:text-properties style:font-name="Symbol" style:font-name-complex="Symbol"/>
    </style:style>
    <style:style style:name="WW8Num19z0" style:family="text">
      <style:text-properties style:font-name="Arial" fo:font-size="10pt" fo:font-style="normal" fo:font-weight="bold" style:font-size-asian="10pt" style:font-style-asian="normal" style:font-weight-asian="bold" style:font-name-complex="Arial" style:font-size-complex="10pt"/>
    </style:style>
    <style:style style:name="WW8Num19z1" style:family="text">
      <style:text-properties style:font-name="Arial" fo:font-style="normal" fo:font-weight="bold" style:font-style-asian="normal" style:font-weight-asian="bold" style:font-name-complex="Aria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">
        <style:list-level-properties text:list-level-position-and-space-mode="label-alignment">
          <style:list-level-label-alignment text:label-followed-by="listtab" fo:text-indent="-0.635cm" fo:margin-left="-8.89cm"/>
        </style:list-level-properties>
      </text:outline-level-style>
      <text:outline-level-style text:level="2" style:num-suffix="." style:num-format="">
        <style:list-level-properties text:list-level-position-and-space-mode="label-alignment">
          <style:list-level-label-alignment text:label-followed-by="listtab" fo:text-indent="-1.27cm" fo:margin-left="-7.62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-6.985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-5.715cm"/>
        </style:list-level-properties>
      </text:outline-level-style>
      <text:outline-level-style text:level="5" style:num-suffix="." style:num-format="">
        <style:list-level-properties text:list-level-position-and-space-mode="label-alignment">
          <style:list-level-label-alignment text:label-followed-by="listtab" fo:text-indent="-1.905cm" fo:margin-left="-5.0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-3.81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-3.17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-1.905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-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fo:text-indent="-3.048cm" fo:margin-left="-6.477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1z1" style:num-prefix="6." style:num-suffix="." style:num-format="1">
        <style:list-level-properties text:list-level-position-and-space-mode="label-alignment">
          <style:list-level-label-alignment text:label-followed-by="listtab" text:list-tab-stop-position="3.916cm" fo:text-indent="-1.27cm" fo:margin-left="3.916cm"/>
        </style:list-level-properties>
      </text:list-level-style-number>
      <text:list-level-style-number text:level="3" text:style-name="WW8Num1z2" style:num-prefix="B" style:num-suffix="." style:num-format="1">
        <style:list-level-properties text:list-level-position-and-space-mode="label-alignment">
          <style:list-level-label-alignment text:label-followed-by="listtab" text:list-tab-stop-position="4.551cm" fo:text-indent="-1.27cm" fo:margin-left="4.5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821cm" fo:text-indent="-1.905cm" fo:margin-left="5.82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7.091cm" fo:text-indent="-1.905cm" fo:margin-left="6.45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726cm" fo:text-indent="-2.54cm" fo:margin-left="7.7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361cm" fo:text-indent="-2.54cm" fo:margin-left="8.36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631cm" fo:text-indent="-3.175cm" fo:margin-left="9.63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901cm" fo:text-indent="-3.81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2z1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prefix="[ALT" style:num-suffix="]" style:num-format="1">
        <style:list-level-properties text:list-level-position-and-space-mode="label-alignment">
          <style:list-level-label-alignment text:label-followed-by="listtab" text:list-tab-stop-position="2.101cm" fo:text-indent="-1.501cm" fo:margin-left="2.1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margin-left="2.54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margin-left="3.81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margin-left="5.08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4z1" style:num-prefix="6." style:num-suffix="." style:num-format="1">
        <style:list-level-properties text:list-level-position-and-space-mode="label-alignment">
          <style:list-level-label-alignment text:label-followed-by="listtab" text:list-tab-stop-position="3.916cm" fo:text-indent="-1.27cm" fo:margin-left="3.916cm"/>
        </style:list-level-properties>
      </text:list-level-style-number>
      <text:list-level-style-number text:level="3" text:style-name="WW8Num4z2" style:num-prefix="B" style:num-suffix="." style:num-format="1">
        <style:list-level-properties text:list-level-position-and-space-mode="label-alignment">
          <style:list-level-label-alignment text:label-followed-by="listtab" text:list-tab-stop-position="4.551cm" fo:text-indent="-1.27cm" fo:margin-left="4.5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821cm" fo:text-indent="-1.905cm" fo:margin-left="5.82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7.091cm" fo:text-indent="-1.905cm" fo:margin-left="6.45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726cm" fo:text-indent="-2.54cm" fo:margin-left="7.7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361cm" fo:text-indent="-2.54cm" fo:margin-left="8.36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631cm" fo:text-indent="-3.175cm" fo:margin-left="9.63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901cm" fo:text-indent="-3.81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5z1" style:num-prefix="6." style:num-suffix="." style:num-format="1">
        <style:list-level-properties text:list-level-position-and-space-mode="label-alignment">
          <style:list-level-label-alignment text:label-followed-by="listtab" text:list-tab-stop-position="3.916cm" fo:text-indent="-1.27cm" fo:margin-left="3.916cm"/>
        </style:list-level-properties>
      </text:list-level-style-number>
      <text:list-level-style-number text:level="3" text:style-name="WW8Num5z2" style:num-prefix="B" style:num-suffix="." style:num-format="1">
        <style:list-level-properties text:list-level-position-and-space-mode="label-alignment">
          <style:list-level-label-alignment text:label-followed-by="listtab" text:list-tab-stop-position="4.551cm" fo:text-indent="-1.27cm" fo:margin-left="4.5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821cm" fo:text-indent="-1.905cm" fo:margin-left="5.82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7.091cm" fo:text-indent="-1.905cm" fo:margin-left="6.45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726cm" fo:text-indent="-2.54cm" fo:margin-left="7.7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361cm" fo:text-indent="-2.54cm" fo:margin-left="8.36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631cm" fo:text-indent="-3.175cm" fo:margin-left="9.63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901cm" fo:text-indent="-3.81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</text:list-level-style-number>
      <text:list-level-style-number text:level="2" text:style-name="WW8Num6z1" style:num-prefix="6." style:num-suffix="." style:num-format="1">
        <style:list-level-properties text:list-level-position-and-space-mode="label-alignment">
          <style:list-level-label-alignment text:label-followed-by="listtab" text:list-tab-stop-position="3.302cm" fo:text-indent="-1.27cm" fo:margin-left="3.302cm"/>
        </style:list-level-properties>
      </text:list-level-style-number>
      <text:list-level-style-number text:level="3" text:style-name="WW8Num6z2" style:num-prefix="B" style:num-suffix="." style:num-format="1">
        <style:list-level-properties text:list-level-position-and-space-mode="label-alignment">
          <style:list-level-label-alignment text:label-followed-by="listtab" text:list-tab-stop-position="3.937cm" fo:text-indent="-1.27cm" fo:margin-left="3.93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207cm" fo:text-indent="-1.905cm" fo:margin-left="5.20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477cm" fo:text-indent="-1.905cm" fo:margin-left="5.84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112cm" fo:text-indent="-2.54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747cm" fo:text-indent="-2.54cm" fo:margin-left="7.747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017cm" fo:text-indent="-3.175cm" fo:margin-left="9.017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287cm" fo:text-indent="-3.81cm" fo:margin-left="10.28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7z1" style:num-prefix="6." style:num-suffix="." style:num-format="1">
        <style:list-level-properties text:list-level-position-and-space-mode="label-alignment">
          <style:list-level-label-alignment text:label-followed-by="listtab" text:list-tab-stop-position="3.916cm" fo:text-indent="-1.27cm" fo:margin-left="3.916cm"/>
        </style:list-level-properties>
      </text:list-level-style-number>
      <text:list-level-style-number text:level="3" text:style-name="WW8Num7z2" style:num-prefix="B" style:num-suffix="." style:num-format="1">
        <style:list-level-properties text:list-level-position-and-space-mode="label-alignment">
          <style:list-level-label-alignment text:label-followed-by="listtab" text:list-tab-stop-position="4.551cm" fo:text-indent="-1.27cm" fo:margin-left="4.5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821cm" fo:text-indent="-1.905cm" fo:margin-left="5.82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7.091cm" fo:text-indent="-1.905cm" fo:margin-left="6.45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726cm" fo:text-indent="-2.54cm" fo:margin-left="7.7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361cm" fo:text-indent="-2.54cm" fo:margin-left="8.36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631cm" fo:text-indent="-3.175cm" fo:margin-left="9.63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901cm" fo:text-indent="-3.81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8z1" style:num-prefix="6." style:num-suffix="." style:num-format="1">
        <style:list-level-properties text:list-level-position-and-space-mode="label-alignment">
          <style:list-level-label-alignment text:label-followed-by="listtab" text:list-tab-stop-position="3.916cm" fo:text-indent="-1.27cm" fo:margin-left="3.916cm"/>
        </style:list-level-properties>
      </text:list-level-style-number>
      <text:list-level-style-number text:level="3" text:style-name="WW8Num8z2" style:num-prefix="B" style:num-suffix="." style:num-format="1">
        <style:list-level-properties text:list-level-position-and-space-mode="label-alignment">
          <style:list-level-label-alignment text:label-followed-by="listtab" text:list-tab-stop-position="4.551cm" fo:text-indent="-1.27cm" fo:margin-left="4.5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821cm" fo:text-indent="-1.905cm" fo:margin-left="5.82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7.091cm" fo:text-indent="-1.905cm" fo:margin-left="6.45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726cm" fo:text-indent="-2.54cm" fo:margin-left="7.7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361cm" fo:text-indent="-2.54cm" fo:margin-left="8.36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631cm" fo:text-indent="-3.175cm" fo:margin-left="9.63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901cm" fo:text-indent="-3.81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9z1" style:num-prefix="6." style:num-suffix="." style:num-format="1">
        <style:list-level-properties text:list-level-position-and-space-mode="label-alignment">
          <style:list-level-label-alignment text:label-followed-by="listtab" text:list-tab-stop-position="3.916cm" fo:text-indent="-1.27cm" fo:margin-left="3.916cm"/>
        </style:list-level-properties>
      </text:list-level-style-number>
      <text:list-level-style-number text:level="3" text:style-name="WW8Num9z2" style:num-prefix="B" style:num-suffix="." style:num-format="1">
        <style:list-level-properties text:list-level-position-and-space-mode="label-alignment">
          <style:list-level-label-alignment text:label-followed-by="listtab" text:list-tab-stop-position="4.551cm" fo:text-indent="-1.27cm" fo:margin-left="4.5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821cm" fo:text-indent="-1.905cm" fo:margin-left="5.82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7.091cm" fo:text-indent="-1.905cm" fo:margin-left="6.45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726cm" fo:text-indent="-2.54cm" fo:margin-left="7.7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361cm" fo:text-indent="-2.54cm" fo:margin-left="8.36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631cm" fo:text-indent="-3.175cm" fo:margin-left="9.63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901cm" fo:text-indent="-3.81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prefix="B" style:num-suffix="." style:num-format="1">
        <style:list-level-properties text:list-level-position-and-space-mode="label-alignment">
          <style:list-level-label-alignment text:label-followed-by="listtab" text:list-tab-stop-position="1.501cm" fo:text-indent="-0.901cm" fo:margin-left="1.501cm"/>
        </style:list-level-properties>
      </text:list-level-style-number>
      <text:list-level-style-number text:level="2" text:style-name="WW8Num10z1" style:num-format="">
        <style:list-level-properties text:list-level-position-and-space-mode="label-alignment">
          <style:list-level-label-alignment text:label-followed-by="listtab" text:list-tab-stop-position="1.501cm" fo:text-indent="-0.901cm" fo:margin-left="1.501cm"/>
        </style:list-level-properties>
      </text:list-level-style-number>
      <text:list-level-style-number text:level="3" text:style-name="WW8Num10z2" style:num-format="1">
        <style:list-level-properties text:list-level-position-and-space-mode="label-alignment">
          <style:list-level-label-alignment text:label-followed-by="listtab" text:list-tab-stop-position="2cm" fo:text-indent="-1.401cm" fo:margin-left="2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0z2" style:num-suffix="." style:num-format="1">
        <style:list-level-properties text:list-level-position-and-space-mode="label-alignment">
          <style:list-level-label-alignment text:label-followed-by="listtab" text:list-tab-stop-position="2.101cm" fo:text-indent="-0.6cm" fo:margin-left="2.10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11z1" style:num-prefix="6." style:num-suffix="." style:num-format="1">
        <style:list-level-properties text:list-level-position-and-space-mode="label-alignment">
          <style:list-level-label-alignment text:label-followed-by="listtab" text:list-tab-stop-position="3.916cm" fo:text-indent="-1.27cm" fo:margin-left="3.916cm"/>
        </style:list-level-properties>
      </text:list-level-style-number>
      <text:list-level-style-number text:level="3" text:style-name="WW8Num11z2" style:num-prefix="B" style:num-suffix="." style:num-format="1">
        <style:list-level-properties text:list-level-position-and-space-mode="label-alignment">
          <style:list-level-label-alignment text:label-followed-by="listtab" text:list-tab-stop-position="4.551cm" fo:text-indent="-1.27cm" fo:margin-left="4.5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821cm" fo:text-indent="-1.905cm" fo:margin-left="5.82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7.091cm" fo:text-indent="-1.905cm" fo:margin-left="6.45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726cm" fo:text-indent="-2.54cm" fo:margin-left="7.7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361cm" fo:text-indent="-2.54cm" fo:margin-left="8.36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631cm" fo:text-indent="-3.175cm" fo:margin-left="9.63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901cm" fo:text-indent="-3.81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12z1" style:num-prefix="6." style:num-suffix="." style:num-format="1">
        <style:list-level-properties text:list-level-position-and-space-mode="label-alignment">
          <style:list-level-label-alignment text:label-followed-by="listtab" text:list-tab-stop-position="3.916cm" fo:text-indent="-1.27cm" fo:margin-left="3.916cm"/>
        </style:list-level-properties>
      </text:list-level-style-number>
      <text:list-level-style-number text:level="3" text:style-name="WW8Num12z2" style:num-prefix="B" style:num-suffix="." style:num-format="1">
        <style:list-level-properties text:list-level-position-and-space-mode="label-alignment">
          <style:list-level-label-alignment text:label-followed-by="listtab" text:list-tab-stop-position="4.551cm" fo:text-indent="-1.27cm" fo:margin-left="4.5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821cm" fo:text-indent="-1.905cm" fo:margin-left="5.82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7.091cm" fo:text-indent="-1.905cm" fo:margin-left="6.45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726cm" fo:text-indent="-2.54cm" fo:margin-left="7.7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361cm" fo:text-indent="-2.54cm" fo:margin-left="8.36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631cm" fo:text-indent="-3.175cm" fo:margin-left="9.63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901cm" fo:text-indent="-3.81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</text:list-level-style-number>
      <text:list-level-style-number text:level="2" text:style-name="WW8Num13z1" style:num-prefix="6." style:num-suffix="." style:num-format="1">
        <style:list-level-properties text:list-level-position-and-space-mode="label-alignment">
          <style:list-level-label-alignment text:label-followed-by="listtab" text:list-tab-stop-position="3.302cm" fo:text-indent="-1.27cm" fo:margin-left="3.302cm"/>
        </style:list-level-properties>
      </text:list-level-style-number>
      <text:list-level-style-number text:level="3" text:style-name="WW8Num13z2" style:num-prefix="B" style:num-suffix="." style:num-format="1">
        <style:list-level-properties text:list-level-position-and-space-mode="label-alignment">
          <style:list-level-label-alignment text:label-followed-by="listtab" text:list-tab-stop-position="3.937cm" fo:text-indent="-1.27cm" fo:margin-left="3.93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207cm" fo:text-indent="-1.905cm" fo:margin-left="5.20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477cm" fo:text-indent="-1.905cm" fo:margin-left="5.84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112cm" fo:text-indent="-2.54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747cm" fo:text-indent="-2.54cm" fo:margin-left="7.747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017cm" fo:text-indent="-3.175cm" fo:margin-left="9.017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287cm" fo:text-indent="-3.81cm" fo:margin-left="10.28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Symbol"/>
      </text:list-level-style-bullet>
      <text:list-level-style-number text:level="2" text:style-name="WW8Num14z1" style:num-prefix="6." style:num-suffix="." style:num-format="1">
        <style:list-level-properties text:list-level-position-and-space-mode="label-alignment">
          <style:list-level-label-alignment text:label-followed-by="listtab" text:list-tab-stop-position="3.916cm" fo:text-indent="-1.27cm" fo:margin-left="3.916cm"/>
        </style:list-level-properties>
      </text:list-level-style-number>
      <text:list-level-style-number text:level="3" text:style-name="WW8Num14z2" style:num-prefix="B" style:num-suffix="." style:num-format="1">
        <style:list-level-properties text:list-level-position-and-space-mode="label-alignment">
          <style:list-level-label-alignment text:label-followed-by="listtab" text:list-tab-stop-position="4.551cm" fo:text-indent="-1.27cm" fo:margin-left="4.5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821cm" fo:text-indent="-1.905cm" fo:margin-left="5.82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7.091cm" fo:text-indent="-1.905cm" fo:margin-left="6.45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726cm" fo:text-indent="-2.54cm" fo:margin-left="7.7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361cm" fo:text-indent="-2.54cm" fo:margin-left="8.36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631cm" fo:text-indent="-3.175cm" fo:margin-left="9.63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901cm" fo:text-indent="-3.81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prefix="B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18z1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prefix="[SUB" style:num-suffix="] – " style:num-format="1">
        <style:list-level-properties text:list-level-position-and-space-mode="label-alignment">
          <style:list-level-label-alignment text:label-followed-by="listtab" text:list-tab-stop-position="2.2cm" fo:text-indent="-1.6cm" fo:margin-left="2.2cm"/>
        </style:list-level-properties>
      </text:list-level-style-number>
      <text:list-level-style-number text:level="2" text:style-name="WW8Num19z1" style:num-prefix="[SUB" style:num-suffix="] –" style:num-format="1" text:display-levels="2">
        <style:list-level-properties text:list-level-position-and-space-mode="label-alignment">
          <style:list-level-label-alignment text:label-followed-by="listtab" text:list-tab-stop-position="4.101cm" fo:text-indent="-2cm" fo:margin-left="4.101cm"/>
        </style:list-level-properties>
      </text:list-level-style-number>
      <text:list-level-style-number text:level="3" text:style-name="WW8Num19z0" style:num-prefix="[SUB" style:num-suffix="] –" style:num-format="1" text:display-levels="3">
        <style:list-level-properties text:list-level-position-and-space-mode="label-alignment">
          <style:list-level-label-alignment text:label-followed-by="listtab" text:list-tab-stop-position="6.502cm" fo:text-indent="-2.302cm" fo:margin-left="6.50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7.02cm" table:align="left" style:writing-mode="lr-tb"/>
    </style:style>
    <style:style style:name="Tabela1.A" style:family="table-column">
      <style:table-column-properties style:column-width="3.251cm"/>
    </style:style>
    <style:style style:name="Tabela1.B" style:family="table-column">
      <style:table-column-properties style:column-width="5.75cm"/>
    </style:style>
    <style:style style:name="Tabela1.C" style:family="table-column">
      <style:table-column-properties style:column-width="4.752cm"/>
    </style:style>
    <style:style style:name="Tabela1.D" style:family="table-column">
      <style:table-column-properties style:column-width="3.267cm"/>
    </style:style>
    <style:style style:name="Tabela1.1" style:family="table-row">
      <style:table-row-properties style:min-row-height="0.437cm" fo:keep-together="always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ela1.2" style:family="table-row">
      <style:table-row-properties style:min-row-height="0.436cm" fo:keep-together="always"/>
    </style:style>
    <style:style style:name="Tabela1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ela1.C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2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ela1.D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MP1" style:family="paragraph" style:parent-style-name="Header">
      <style:paragraph-properties>
        <style:tab-stops>
          <style:tab-stop style:position="0cm"/>
          <style:tab-stop style:position="17.002cm" style:type="right"/>
        </style:tab-stops>
      </style:paragraph-properties>
    </style:style>
    <style:style style:name="MP2" style:family="paragraph" style:parent-style-name="ISO_20_9000_20_Título_20_Campo">
      <style:paragraph-properties style:snap-to-layout-grid="false"/>
    </style:style>
    <style:style style:name="MP3" style:family="paragraph" style:parent-style-name="ISO_20_9000_20_Instruções">
      <style:text-properties fo:color="#000000" style:font-name="Arial" fo:font-style="normal" style:font-style-asian="normal" style:font-name-complex="Arial"/>
    </style:style>
    <style:style style:name="MP4" style:family="paragraph" style:parent-style-name="ISO_20_9000_20_Instruções">
      <style:paragraph-properties>
        <style:tab-stops>
          <style:tab-stop style:position="2.752cm" style:type="center"/>
        </style:tab-stops>
      </style:paragraph-properties>
      <style:text-properties fo:color="#000000" style:font-name="Arial" fo:font-style="normal" officeooo:rsid="00112eb7" style:font-style-asian="normal" style:font-name-complex="Arial"/>
    </style:style>
    <style:style style:name="MP5" style:family="paragraph" style:parent-style-name="ISO_20_9000_20_Instruções">
      <style:paragraph-properties style:snap-to-layout-grid="false"/>
    </style:style>
    <style:style style:name="MP6" style:family="paragraph" style:parent-style-name="ISO_20_9000_20_Instruções">
      <style:paragraph-properties fo:text-align="start" style:justify-single-word="false"/>
      <style:text-properties fo:color="#000000" style:font-name="Arial" fo:font-style="normal" style:font-style-asian="normal" style:font-name-complex="Arial"/>
    </style:style>
    <style:style style:name="MP7" style:family="paragraph" style:parent-style-name="ISO_20_9000_20_Instruções">
      <style:text-properties fo:color="#000000" style:font-name="Arial" fo:language="pt" fo:country="BR" fo:font-style="normal" officeooo:rsid="0012beb2" officeooo:paragraph-rsid="0012beb2" style:language-asian="pt" style:country-asian="BR" style:font-style-asian="normal" style:font-name-complex="Arial" style:font-style-complex="italic"/>
    </style:style>
    <style:style style:name="MP8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7.002cm" style:type="right"/>
        </style:tab-stops>
      </style:paragraph-properties>
      <style:text-properties style:font-name="Arial Narrow" style:font-name-complex="Arial Narrow"/>
    </style:style>
    <style:style style:name="MT1" style:family="text">
      <style:text-properties officeooo:rsid="0012beb2"/>
    </style:style>
    <style:style style:name="MT2" style:family="text">
      <style:text-properties fo:font-size="9pt" style:font-size-asian="9pt"/>
    </style:style>
    <style:style style:name="MT3" style:family="text">
      <style:text-properties fo:font-size="9pt" style:font-name-asian="Arial Narrow" style:font-size-asian="9pt"/>
    </style:style>
    <style:style style:name="MT4" style:family="text"/>
    <style:style style:name="MT5" style:family="text">
      <style:text-properties fo:font-size="9pt" style:font-size-asian="9pt" text:display="none"/>
    </style:style>
    <style:page-layout style:name="Mpm1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499cm" fo:margin-left="0cm" fo:margin-right="0cm" fo:margin-top="0.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tab/></text:p>
        <text:p text:style-name="MP1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ISO_20_9000_20_Título_20_Campo">Cliente:</text:p>
            </table:table-cell>
            <table:table-cell table:style-name="Tabela1.A1" office:value-type="string">
              <text:p text:style-name="ISO_20_9000_20_Título_20_Campo">Projeto:</text:p>
            </table:table-cell>
            <table:table-cell table:style-name="Tabela1.A1" office:value-type="string">
              <text:p text:style-name="ISO_20_9000_20_Título_20_Campo">Módulo - Versão:</text:p>
            </table:table-cell>
            <table:table-cell table:style-name="Tabela1.D1" office:value-type="string">
              <text:p text:style-name="MP2"/>
            </table:table-cell>
          </table:table-row>
          <table:table-row table:style-name="Tabela1.2">
            <table:table-cell table:style-name="Tabela1.A2" office:value-type="string">
              <text:p text:style-name="MP3">Empresa</text:p>
            </table:table-cell>
            <table:table-cell table:style-name="Tabela1.A2" office:value-type="string">
              <text:p text:style-name="MP4">Realizar Empréstimo</text:p>
            </table:table-cell>
            <table:table-cell table:style-name="Tabela1.C2" office:value-type="string">
              <text:p text:style-name="MP3">n/a</text:p>
            </table:table-cell>
            <table:table-cell table:style-name="Tabela1.D2" office:value-type="string">
              <text:p text:style-name="MP5"/>
            </table:table-cell>
          </table:table-row>
          <table:table-row table:style-name="Tabela1.1">
            <table:table-cell table:style-name="Tabela1.A1" office:value-type="string">
              <text:p text:style-name="ISO_20_9000_20_Título_20_Campo">Data:</text:p>
            </table:table-cell>
            <table:table-cell table:style-name="Tabela1.A1" office:value-type="string">
              <text:p text:style-name="ISO_20_9000_20_Título_20_Campo">Versão do Documento</text:p>
            </table:table-cell>
            <table:table-cell table:style-name="Tabela1.A2" office:value-type="string">
              <text:p text:style-name="ISO_20_9000_20_Título_20_Campo">Responsável:</text:p>
            </table:table-cell>
            <table:table-cell table:style-name="Tabela1.D3" office:value-type="string">
              <text:p text:style-name="ISO_20_9000_20_Título_20_Campo">Visto:</text:p>
            </table:table-cell>
          </table:table-row>
          <table:table-row table:style-name="Tabela1.2">
            <table:table-cell table:style-name="Tabela1.C2" office:value-type="string">
              <text:p text:style-name="MP3">30/10/20<text:span text:style-name="MT1">12</text:span></text:p>
            </table:table-cell>
            <table:table-cell table:style-name="Tabela1.C2" office:value-type="string">
              <text:p text:style-name="MP6">1.0.0</text:p>
            </table:table-cell>
            <table:table-cell table:style-name="Tabela1.C2" office:value-type="string">
              <text:p text:style-name="MP7">Francisco Ernesto Teixeira</text:p>
            </table:table-cell>
            <table:table-cell table:style-name="Tabela1.D4" office:value-type="string">
              <text:p text:style-name="MP5"/>
            </table:table-cell>
          </table:table-row>
        </table:table>
        <text:p text:style-name="Header"/>
      </style:header>
      <style:footer>
        <text:p text:style-name="MP8"><text:span text:style-name="MT2"><text:file-name text:display="name-and-extension">UC - Realizar Empréstimo.odt</text:file-name></text:span><text:span text:style-name="MT3"> <text:s text:c="45"/></text:span><text:span text:style-name="MT2">Versão: 009<text:tab/>Página </text:span><text:span text:style-name="Page_20_Number"><text:page-number text:select-page="current">2</text:page-number></text:span><text:span text:style-name="MT2"> de </text:span><text:span text:style-name="Page_20_Number"><text:page-count style:num-format="1">2</text:page-count></text:span><text:span text:style-name="MT5"><text:page-number style:num-format="1" text:select-page="current">2</text:page-number></text:span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talhamento de Caso de Uso</dc:title>
    <meta:initial-creator>CT</meta:initial-creator>
    <meta:creation-date>2005-01-30T11:20:00</meta:creation-date>
    <dc:date>2012-10-30T21:52:41</dc:date>
    <meta:print-date>2004-10-28T14:08:00</meta:print-date>
    <meta:editing-cycles>36</meta:editing-cycles>
    <meta:editing-duration>PT2H16M1S</meta:editing-duration>
    <meta:generator>LibreOffice/3.6$Linux_X86_64 LibreOffice_project/360m1$Build-2</meta:generator>
    <meta:document-statistic meta:table-count="1" meta:image-count="1" meta:object-count="0" meta:page-count="2" meta:paragraph-count="51" meta:word-count="345" meta:character-count="2126" meta:non-whitespace-character-count="1782"/>
    <meta:user-defined meta:name="Informações 1"/>
    <meta:user-defined meta:name="Informações 2"/>
    <meta:user-defined meta:name="Informações 3"/>
    <meta:user-defined meta:name="Informações 4"/>
  </office:meta>
</office:document-meta>
</file>